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padding-left="0in" fo:padding-right="0in" fo:padding-top="0in" fo:padding-bottom="0.028in" fo:border-left="none" fo:border-right="none" fo:border-top="none" fo:border-bottom="0.26pt solid #000001"/>
    </style:style>
    <style:style style:name="P3" style:family="paragraph" style:parent-style-name="Standard">
      <style:paragraph-properties fo:margin-top="0in" fo:margin-bottom="0.111in" loext:contextual-spacing="false"/>
    </style:style>
    <style:style style:name="P4"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Reward receipt</text:span></text:p>
      <text:p text:style-name="Standard">Hereby, I confirm that I have participated in the study “Validating statistical methods to detect (potential) data fabrication” and received €100,- in cash <text:s/>for my participation.</text:p>
      <text:p text:style-name="Standard"/>
      <text:p text:style-name="Standard">__________________________<text:tab/></text:p>
      <text:p text:style-name="Standard">Date</text:p>
      <text:p text:style-name="Standard"/>
      <text:p text:style-name="Standard"/>
      <text:p text:style-name="Standard">__________________________<text:tab/></text:p>
      <text:p text:style-name="Standard">Signature</text:p>
      <text:p text:style-name="Standard"/>
      <text:p text:style-name="Standard"/>
      <text:p text:style-name="Standard"/>
      <text:p text:style-name="P2"/>
      <text:p text:style-name="Standard"/>
      <text:p text:style-name="Standard"><text:span text:style-name="T2">Temporary information bonus</text:span></text:p>
      <text:p text:style-name="Standard"><text:span text:style-name="T3">In order to determine the three participants who will be awarded the bonus €100,- for fabricating the most difficult to detect data, we have to temporarily link the responses to the individual. For bookkeeping purposes, we have to retain the transaction information, but we will not retain the link to the response ID. This information will be permanently destroyed upon awarding of the bonus.</text:span></text:p>
      <text:p text:style-name="P1"/>
      <text:p text:style-name="Standard">__________________________<text:tab/></text:p>
      <text:p text:style-name="Standard"><text:span text:style-name="T3">Response id [to be filled in by the interviewer]</text:span></text:p>
      <text:p text:style-name="P1"/>
      <text:p text:style-name="Standard">__________________________<text:tab/></text:p>
      <text:p text:style-name="Standard"><text:span text:style-name="T3">Bank account number</text:span></text:p>
      <text:p text:style-name="P1"/>
      <text:p text:style-name="Standard">__________________________<text:tab/></text:p>
      <text:p text:style-name="Standard"><text:bookmark text:name="__DdeLink__247_853185770"/><text:span text:style-name="T3">Name of account</text:span></text:p>
      <text:p text:style-name="Standard"/>
      <text:p text:style-name="P1"/>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7874in" fo:margin-left="0.9839in" fo:margin-right="0.9839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7T15:05:00</meta:creation-date>
    <meta:initial-creator>Jan</meta:initial-creator>
    <dc:language>en-US</dc:language>
    <dc:creator>gary_host </dc:creator>
    <dc:date>2016-10-02T11:38:46</dc:date>
    <meta:editing-cycles>3</meta:editing-cycles>
    <meta:editing-duration>PT11M</meta:editing-duration>
    <meta:generator>LibreOffice/5.0.6.2$Linux_X86_64 LibreOffice_project/00$Build-2</meta:generator>
    <meta:document-statistic meta:table-count="0" meta:image-count="0" meta:object-count="0" meta:page-count="2" meta:paragraph-count="14" meta:word-count="117" meta:character-count="842" meta:non-whitespace-character-count="73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